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draw:fill="solid" draw:fill-color="#999999"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center" draw:textarea-vertical-align="middle"/>
    </style:style>
    <style:style style:name="gr4" style:family="graphic" style:parent-style-name="standard">
      <style:graphic-properties draw:fill="solid" draw:fill-color="#00dcff" draw:textarea-horizontal-align="center" draw:textarea-vertical-align="middle"/>
    </style:style>
    <style:style style:name="gr5" style:family="graphic" style:parent-style-name="standard">
      <style:graphic-properties draw:fill="solid" draw:fill-color="#9966cc" draw:textarea-horizontal-align="center" draw:textarea-vertical-align="middle"/>
    </style:style>
    <style:style style:name="gr6" style:family="graphic" style:parent-style-name="standard">
      <style:graphic-properties draw:fill="solid" draw:fill-color="#e6e6e6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08cm" draw:shadow="hidden"/>
    </style:style>
    <style:style style:name="gr8" style:family="graphic" style:parent-style-name="standard">
      <style:graphic-properties draw:fill="none" draw:fill-color="#c0c0c0" draw:textarea-horizontal-align="center" draw:textarea-vertical-align="middle"/>
    </style:style>
    <style:style style:name="gr9" style:family="graphic" style:parent-style-name="standard">
      <style:graphic-properties draw:fill="solid" draw:fill-color="#e6e6ff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e6e6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text-properties fo:font-size="12pt"/>
    </style:style>
    <style:style style:name="P7" style:family="paragraph">
      <style:text-properties fo:font-size="14pt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2" draw:layer="layout" svg:width="1.464cm" svg:height="0.714cm" svg:x="2.176cm" svg:y="3.592cm">
            <text:p text:style-name="P1"><text:span text:style-name="T1">Structure</text:span></text:p>
            <text:p text:style-name="P1"><text:span text:style-name="T1">editor</text:span></text:p>
          </draw:rect>
          <draw:rect draw:style-name="gr2" draw:text-style-name="P2" draw:layer="layout" svg:width="1.464cm" svg:height="0.714cm" svg:x="4.063cm" svg:y="3.64cm">
            <text:p text:style-name="P1"><text:span text:style-name="T1">Module</text:span></text:p>
            <text:p text:style-name="P1"><text:span text:style-name="T1">Manager</text:span></text:p>
          </draw:rect>
          <draw:rect draw:style-name="gr3" draw:text-style-name="P2" draw:layer="layout" svg:width="1.503cm" svg:height="1.222cm" svg:x="5.974cm" svg:y="3.616cm">
            <text:p text:style-name="P1"><text:span text:style-name="T1">Parse</text:span></text:p>
            <text:p text:style-name="P1"><text:span text:style-name="T1">table</text:span></text:p>
            <text:p text:style-name="P1"><text:span text:style-name="T1">generator</text:span></text:p>
          </draw:rect>
          <draw:rect draw:style-name="gr4" draw:text-style-name="P2" draw:layer="layout" svg:width="1.744cm" svg:height="0.762cm" svg:x="11.232cm" svg:y="3.652cm">
            <text:p text:style-name="P1"><text:span text:style-name="T1">ASF</text:span></text:p>
            <text:p text:style-name="P1"><text:span text:style-name="T1">interpreter</text:span></text:p>
          </draw:rect>
          <draw:rect draw:style-name="gr4" draw:text-style-name="P2" draw:layer="layout" svg:width="1.744cm" svg:height="0.763cm" svg:x="13.106cm" svg:y="3.652cm">
            <text:p text:style-name="P1"><text:span text:style-name="T1">ASF</text:span></text:p>
            <text:p text:style-name="P1"><text:span text:style-name="T1">compiler</text:span></text:p>
          </draw:rect>
          <draw:rect draw:style-name="gr5" draw:text-style-name="P2" draw:layer="layout" svg:width="1.947cm" svg:height="0.63cm" svg:x="9.035cm" svg:y="3.664cm">
            <text:p text:style-name="P1"><text:span text:style-name="T1">Prettyprinter</text:span></text:p>
          </draw:rect>
          <draw:rect draw:style-name="gr3" draw:text-style-name="P2" draw:layer="layout" svg:width="1.354cm" svg:height="0.641cm" svg:x="7.584cm" svg:y="3.652cm">
            <text:p text:style-name="P1"><text:span text:style-name="T1">Parser</text:span></text:p>
          </draw:rect>
        </draw:g>
        <draw:g>
          <draw:rect draw:style-name="gr1" draw:text-style-name="P2" draw:layer="layout" svg:width="1.294cm" svg:height="0.714cm" svg:x="2.068cm" svg:y="0.53cm">
            <text:p text:style-name="P1"><text:span text:style-name="T1">Text</text:span></text:p>
            <text:p text:style-name="P1"><text:span text:style-name="T1">editor</text:span></text:p>
          </draw:rect>
          <draw:rect draw:style-name="gr2" draw:text-style-name="P2" draw:layer="layout" svg:width="2.103cm" svg:height="0.714cm" svg:x="3.58cm" svg:y="0.567cm">
            <text:p text:style-name="P1"><text:span text:style-name="T1">Configuration</text:span></text:p>
            <text:p text:style-name="P1"><text:span text:style-name="T1">manager</text:span></text:p>
          </draw:rect>
          <draw:rect draw:style-name="gr3" draw:text-style-name="P2" draw:layer="layout" svg:width="1.744cm" svg:height="0.714cm" svg:x="6.456cm" svg:y="0.555cm">
            <text:p text:style-name="P1"><text:span text:style-name="T1">SDF</text:span></text:p>
            <text:p text:style-name="P1"><text:span text:style-name="T1">operations</text:span></text:p>
          </draw:rect>
          <draw:rect draw:style-name="gr4" draw:text-style-name="P2" draw:layer="layout" svg:width="1.744cm" svg:height="0.75cm" svg:x="13.132cm" svg:y="0.592cm">
            <text:p text:style-name="P1"><text:span text:style-name="T1">ASF</text:span></text:p>
            <text:p text:style-name="P1"><text:span text:style-name="T1">checker</text:span></text:p>
          </draw:rect>
          <draw:rect draw:style-name="gr3" draw:text-style-name="P2" draw:layer="layout" svg:width="1.744cm" svg:height="0.714cm" svg:x="8.584cm" svg:y="0.579cm">
            <text:p text:style-name="P1"><text:span text:style-name="T1">SDF</text:span></text:p>
            <text:p text:style-name="P1"><text:span text:style-name="T1">checker</text:span></text:p>
          </draw:rect>
          <draw:rect draw:style-name="gr4" draw:text-style-name="P2" draw:layer="layout" svg:width="1.744cm" svg:height="0.752cm" svg:x="11.269cm" svg:y="0.579cm">
            <text:p text:style-name="P1"><text:span text:style-name="T1">ASF</text:span></text:p>
            <text:p text:style-name="P1"><text:span text:style-name="T1">operations</text:span></text:p>
          </draw:rect>
        </draw:g>
        <draw:line draw:style-name="gr6" draw:text-style-name="P3" draw:layer="layout" svg:x1="2.02cm" svg:y1="2.347cm" svg:x2="2.577cm" svg:y2="2.347cm">
          <text:p text:style-name="P4"/>
        </draw:line>
        <draw:line draw:style-name="gr6" draw:text-style-name="P3" draw:layer="layout" svg:x1="2.866cm" svg:y1="2.708cm" svg:x2="2.866cm" svg:y2="3.652cm">
          <text:p text:style-name="P4"/>
        </draw:line>
        <draw:line draw:style-name="gr6" draw:text-style-name="P3" draw:layer="layout" svg:x1="4.826cm" svg:y1="2.758cm" svg:x2="4.826cm" svg:y2="3.641cm">
          <text:p text:style-name="P4"/>
        </draw:line>
        <draw:line draw:style-name="gr6" draw:text-style-name="P3" draw:layer="layout" svg:x1="6.81cm" svg:y1="2.746cm" svg:x2="6.81cm" svg:y2="3.629cm">
          <text:p text:style-name="P4"/>
        </draw:line>
        <draw:line draw:style-name="gr6" draw:text-style-name="P3" draw:layer="layout" svg:x1="8.237cm" svg:y1="2.758cm" svg:x2="8.237cm" svg:y2="3.665cm">
          <text:p text:style-name="P4"/>
        </draw:line>
        <draw:line draw:style-name="gr6" draw:text-style-name="P3" draw:layer="layout" svg:x1="12.119cm" svg:y1="2.71cm" svg:x2="12.119cm" svg:y2="3.618cm">
          <text:p text:style-name="P4"/>
        </draw:line>
        <draw:line draw:style-name="gr6" draw:text-style-name="P3" draw:layer="layout" svg:x1="13.97cm" svg:y1="2.723cm" svg:x2="13.97cm" svg:y2="3.63cm">
          <text:p text:style-name="P4"/>
        </draw:line>
        <draw:line draw:style-name="gr6" draw:text-style-name="P3" draw:layer="layout" svg:x1="2.831cm" svg:y1="1.948cm" svg:x2="2.831cm" svg:y2="1.234cm">
          <text:p text:style-name="P4"/>
        </draw:line>
        <draw:line draw:style-name="gr6" draw:text-style-name="P3" draw:layer="layout" svg:x1="4.778cm" svg:y1="2.02cm" svg:x2="4.778cm" svg:y2="1.258cm">
          <text:p text:style-name="P4"/>
        </draw:line>
        <draw:line draw:style-name="gr6" draw:text-style-name="P3" draw:layer="layout" svg:x1="7.306cm" svg:y1="2.032cm" svg:x2="7.306cm" svg:y2="1.246cm">
          <text:p text:style-name="P4"/>
        </draw:line>
        <draw:line draw:style-name="gr6" draw:text-style-name="P3" draw:layer="layout" svg:x1="9.398cm" svg:y1="1.996cm" svg:x2="9.398cm" svg:y2="1.294cm">
          <text:p text:style-name="P4"/>
        </draw:line>
        <draw:line draw:style-name="gr6" draw:text-style-name="P3" draw:layer="layout" svg:x1="12.131cm" svg:y1="2.008cm" svg:x2="12.131cm" svg:y2="1.282cm">
          <text:p text:style-name="P4"/>
        </draw:line>
        <draw:line draw:style-name="gr6" draw:text-style-name="P3" draw:layer="layout" svg:x1="13.934cm" svg:y1="2.032cm" svg:x2="13.933cm" svg:y2="1.33cm">
          <text:p text:style-name="P4"/>
        </draw:line>
        <draw:line draw:style-name="gr6" draw:text-style-name="P3" draw:layer="layout" svg:x1="14.333cm" svg:y1="2.346cm" svg:x2="14.938cm" svg:y2="2.346cm">
          <text:p text:style-name="P4"/>
        </draw:line>
        <draw:g>
          <draw:frame draw:style-name="gr7" draw:text-style-name="P5" draw:layer="layout" svg:width="13.388cm" svg:height="0.758cm" svg:x="0.808cm" svg:y="5.855cm">
            <draw:text-box>
              <text:p text:style-name="P4"><text:span text:style-name="T2">Key</text:span><text:span text:style-name="T1"> <text:s text:c="11"/>= component, <text:s text:c="18"/>= ToolBus, <text:s text:c="10"/>= interacts with</text:span></text:p>
            </draw:text-box>
          </draw:frame>
          <draw:g>
            <draw:rect draw:style-name="gr8" draw:text-style-name="P3" draw:layer="layout" svg:width="0.556cm" svg:height="0.544cm" svg:x="1.961cm" svg:y="5.879cm">
              <text:p text:style-name="P4"/>
            </draw:rect>
            <draw:rect draw:style-name="gr9" draw:text-style-name="P3" draw:layer="layout" svg:width="1.282cm" svg:height="0.459cm" svg:x="5.3cm" svg:y="5.939cm">
              <text:p text:style-name="P4"/>
            </draw:rect>
            <draw:line draw:style-name="gr10" draw:text-style-name="P3" draw:layer="layout" svg:x1="8.735cm" svg:y1="6.181cm" svg:x2="9.352cm" svg:y2="6.181cm">
              <text:p text:style-name="P4"/>
            </draw:line>
          </draw:g>
        </draw:g>
        <draw:rect draw:style-name="gr11" draw:text-style-name="P3" draw:layer="layout" svg:width="5.435cm" svg:height="5.298cm" svg:x="0.347cm" svg:y="0.375cm">
          <text:p text:style-name="P4"/>
        </draw:rect>
        <draw:rect draw:style-name="gr11" draw:text-style-name="P3" draw:layer="layout" svg:width="5.204cm" svg:height="5.298cm" svg:x="5.851cm" svg:y="0.375cm">
          <text:p text:style-name="P4"/>
        </draw:rect>
        <draw:rect draw:style-name="gr11" draw:text-style-name="P3" draw:layer="layout" svg:width="5.685cm" svg:height="5.298cm" svg:x="11.127cm" svg:y="0.385cm">
          <text:p text:style-name="P4"/>
        </draw:rect>
        <draw:frame draw:style-name="gr12" draw:text-style-name="P6" draw:layer="layout" svg:width="1.933cm" svg:height="0.806cm" svg:x="1.585cm" svg:y="4.85cm">
          <draw:text-box>
            <text:p text:style-name="P4"><text:span text:style-name="T3">Kernel</text:span></text:p>
          </draw:text-box>
        </draw:frame>
        <draw:frame draw:style-name="gr12" draw:text-style-name="P7" draw:layer="layout" svg:width="1.493cm" svg:height="0.806cm" svg:x="7.488cm" svg:y="4.911cm">
          <draw:text-box>
            <text:p text:style-name="P4"><text:span text:style-name="T3">SDF</text:span></text:p>
          </draw:text-box>
        </draw:frame>
        <draw:frame draw:style-name="gr12" draw:text-style-name="P7" draw:layer="layout" svg:width="1.463cm" svg:height="0.806cm" svg:x="13.39cm" svg:y="4.85cm">
          <draw:text-box>
            <text:p text:style-name="P4"><text:span text:style-name="T3">ASF</text:span></text:p>
          </draw:text-box>
        </draw:frame>
        <draw:g>
          <draw:rect draw:style-name="gr13" draw:text-style-name="P2" draw:layer="layout" svg:width="11.998cm" svg:height="0.726cm" svg:x="2.407cm" svg:y="1.995cm">
            <text:p text:style-name="P2">ToolBus</text:p>
          </draw:rect>
          <draw:rect draw:style-name="gr1" draw:text-style-name="P2" draw:layer="layout" svg:width="1.464cm" svg:height="0.714cm" svg:x="0.529cm" svg:y="1.995cm">
            <text:p text:style-name="P2">GUI</text:p>
          </draw:rect>
          <draw:rect draw:style-name="gr4" draw:text-style-name="P2" draw:layer="layout" svg:width="1.744cm" svg:height="0.714cm" svg:x="14.958cm" svg:y="2.007cm">
            <text:p text:style-name="P2">ASF+SDF</text:p>
            <text:p text:style-name="P2">checker</text:p>
          </draw:rect>
        </draw:g>
        <draw:line draw:style-name="gr10" draw:text-style-name="P3" draw:layer="layout" svg:x1="9.894cm" svg:y1="2.734cm" svg:x2="9.894cm" svg:y2="3.629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19T12:48:07</dc:date>
    <dc:language>en-US</dc:language>
    <meta:editing-cycles>14</meta:editing-cycles>
    <meta:editing-duration>PT15H48M0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